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LayoutManager.getNextKnuthElements( LayoutContext context , int align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FlowLayoutManager.discardSpace( KnuthGlue spaceG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owLayoutManager.getContentArea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LayoutManager.addAreas( PositionIterator parentIter ,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LayoutManager.getChangedKnuthElements( List oldList , int align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FlowLayoutManager.negotiateBPDAdjustment( int adj , KnuthElement las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lowLayoutManager.getParentArea( Area child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low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LayoutManager.FlowLayoutManager( PageSequenceLayoutManager pslm , Flow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